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ed95" officeooo:paragraph-rsid="0002ed95"/>
    </style:style>
    <style:style style:name="P2" style:family="paragraph" style:parent-style-name="Standard">
      <style:text-properties officeooo:rsid="0002ed95" officeooo:paragraph-rsid="00044de9"/>
    </style:style>
    <style:style style:name="P3" style:family="paragraph" style:parent-style-name="Standard">
      <style:text-properties officeooo:rsid="00044de9" officeooo:paragraph-rsid="00044de9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>
      <style:text-properties officeooo:rsid="00044de9" officeooo:paragraph-rsid="00044de9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officeooo:rsid="00044de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7 : </text:p>
      <text:p text:style-name="P1"/>
      <text:p text:style-name="P1">1/ </text:p>
      <text:p text:style-name="P1">Pour lister les taches cron, la commande est :</text:p>
      <text:p text:style-name="P1">crontab -l</text:p>
      <text:p text:style-name="P1"/>
      <text:p text:style-name="P1">2/ </text:p>
      <text:p text:style-name="P1">Pour créer une tache cron qui lance le script "owned_by_toto" avec l'utilisateur Toto à 1h30 du matin, tous les mercredis du mois, il faut :</text:p>
      <text:p text:style-name="P1"/>
      <text:p text:style-name="P1">. Se connecter au bon utilisateur, qui est toto avec son mot de passe avec la commande : </text:p>
      <text:p text:style-name="P1">su Toto</text:p>
      <text:p text:style-name="P1"/>
      <text:p text:style-name="P1">.Ouvrir un fichier crontab avec : </text:p>
      <text:p text:style-name="P1">crontab -e</text:p>
      <text:p text:style-name="P1"/>
      <text:p text:style-name="P1">. Ajouter la tache avec : </text:p>
      <text:p text:style-name="P1">30 1 * * 3 /examen/shared/owned_by_toto</text:p>
      <text:p text:style-name="P1"/>
      <text:p text:style-name="P1">.<text:span text:style-name="T1">Verifier si le script est executble avec : </text:span></text:p>
      <text:p text:style-name="P2">chmod +x /examen/shared/owned_by_toto</text:p>
      <text:p text:style-name="P2"/>
      <text:p text:style-name="P3">3/ </text:p>
      <text:p text:style-name="P6"><text:span text:style-name="T3">Les répertoires </text:span><text:span text:style-name="Strong_20_Emphasis"><text:span text:style-name="T3">cron.hourly</text:span></text:span><text:span text:style-name="T3">, </text:span><text:span text:style-name="Strong_20_Emphasis"><text:span text:style-name="T3">cron.weekly</text:span></text:span><text:span text:style-name="T3"> et </text:span><text:span text:style-name="Strong_20_Emphasis"><text:span text:style-name="T3">cron.monthly</text:span></text:span><text:span text:style-name="T3"> sous Linux permettent d'exécuter automatiquement des scripts à des intervalles réguliers :</text:span></text:p>
      <text:list text:style-name="L1">
        <text:list-item>
          <text:p text:style-name="P5"><text:span text:style-name="Strong_20_Emphasis"><text:span text:style-name="T3">cron.hourly</text:span></text:span><text:span text:style-name="T3"> : Exécute les scripts une fois par heure, utile pour la rotation des logs, la surveillance du système ou la synchronisation des données. </text:span></text:p>
        </text:list-item>
        <text:list-item>
          <text:p text:style-name="P5"><text:span text:style-name="Strong_20_Emphasis"><text:span text:style-name="T3">cron.weekly</text:span></text:span><text:span text:style-name="T3"> : Lance les scripts une fois par semaine, souvent le dimanche, idéal pour les sauvegardes, analyses de sécurité ou mises à jour. </text:span></text:p>
        </text:list-item>
        <text:list-item>
          <text:p text:style-name="P4"><text:span text:style-name="Strong_20_Emphasis"><text:span text:style-name="T3">cron.monthly</text:span></text:span><text:span text:style-name="T3"> : Exécute les scripts une fois par mois, généralement le premier jour, adapté aux rapports, facturations ou archivages. </text:span></text:p>
        </text:list-item>
      </text:list>
      <text:p text:style-name="P7">Ces répertoires simplifient l'automatisation des tâches récurrentes sans modifier directement le fichier crontab.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1:17:26.126000000</meta:creation-date>
    <dc:date>2025-03-13T11:31:09.442000000</dc:date>
    <meta:editing-duration>PT3M32S</meta:editing-duration>
    <meta:editing-cycles>1</meta:editing-cycles>
    <meta:document-statistic meta:table-count="0" meta:image-count="0" meta:object-count="0" meta:page-count="1" meta:paragraph-count="20" meta:word-count="193" meta:character-count="1190" meta:non-whitespace-character-count="1009"/>
    <meta:generator>LibreOffice/24.2.7.2$Windows_X86_64 LibreOffice_project/ee3885777aa7032db5a9b65deec9457448a91162</meta:generator>
  </office:meta>
</office:document-meta>
</file>